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A - Governo Aberto - Grupo 6</text:p>
      <text:p text:style-name="P1">Data: 17/05/2017</text:p>
      <text:p text:style-name="P1"/>
      <text:p text:style-name="P3">Nesta aula decidimos como iríamos pegar as informações necessárias dos textos, com webscrap e python, também fizemos uma breve divisão de tarefas, onde Gisely e Felipe ficariam com o Front-end e o Antonio, Keven e Rafael fariam o modelos de dados e trabalhariam com o Back-end e em como pegariam as informações do diário livre.</text:p>
      <text:p text:style-name="P1"><text:tab/>Neste dia também tivemos uma discussão com o grupo que faria o calendário das audiências do legislativo, pensando que poderíamos dividir parte do trabalho, como o banco de dados e o acesso ao diário liv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99" meta:character-count="579" meta:non-whitespace-character-count="483"/>
    <meta:generator>LibreOfficeDev/5.1.0.3$Linux_X86_64 LibreOffice_project/</meta:generator>
  </office:meta>
</office:document-meta>
</file>